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74100" calcext:value-type="float">
            <text:p>174100</text:p>
          </table:table-cell>
          <table:table-cell/>
          <table:table-cell table:formula="of:=[.M5]+60000" office:value-type="float" office:value="228500" calcext:value-type="float">
            <text:p>2285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68500" calcext:value-type="float">
            <text:p>168500</text:p>
          </table:table-cell>
          <table:table-cell/>
          <table:table-cell table:style-name="ce15" table:formula="of:=[.K31]-[.O4]" office:value-type="float" office:value="-14150" calcext:value-type="float">
            <text:p>-1415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5600" calcext:value-type="float">
            <text:p>-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string" calcext:value-type="string">
            <text:p>6550+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formula="of:=SUM([.H12];[.H41];[.H70];[.H100])" office:value-type="float" office:value="6525.75149488193" calcext:value-type="float">
            <text:p>6525.7514948819</text:p>
          </table:table-cell>
          <table:table-cell table:formula="of:=[.J12]-[.L12]+[.K12]" office:value-type="float" office:value="-1825.75149488193" calcext:value-type="float">
            <text:p>-1825.7514948819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14350" calcext:value-type="float">
            <text:p>214350</text:p>
          </table:table-cell>
          <table:table-cell table:number-columns-repeated="4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/>
          <table:table-cell table:style-name="ce15" table:formula="of:=SUM([.B91:.F91])" office:value-type="float" office:value="40200" calcext:value-type="float">
            <text:p>402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8:.F118])" office:value-type="float" office:value="708.528428093646" calcext:value-type="float">
            <text:p>708.52842809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3500" calcext:value-type="float">
            <text:p>235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];[.D118];[.E118];[.F118])" office:value-type="float" office:value="1288.52842809365" calcext:value-type="float">
            <text:p>1288.52842809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B118:.F118])" office:value-type="float" office:value="1638.52842809365" calcext:value-type="float">
            <text:p>1638.528428093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;[.F118])" office:value-type="float" office:value="1264.61538461538" calcext:value-type="float">
            <text:p>1264.6153846154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F118])" office:value-type="float" office:value="1638.52842809365" calcext:value-type="float">
            <text:p>1638.528428093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Hasmik</text:p>
          </table:table-cell>
          <table:table-cell table:number-columns-repeated="3"/>
          <table:table-cell table:formula="of:=SUM([.B118:.F118])" office:value-type="float" office:value="1638.52842809365" calcext:value-type="float">
            <text:p>1638.528428093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1638.52842809365" calcext:value-type="float">
            <text:p>1638.5284280937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C118];[.E118])" office:value-type="float" office:value="1264.61538461538" calcext:value-type="float">
            <text:p>1264.6153846154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E118])" office:value-type="float" office:value="1638.52842809365" calcext:value-type="float">
            <text:p>1638.5284280937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38.52842809365" calcext:value-type="float">
            <text:p>1638.5284280937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6" office:value-type="float" office:value="334.615384615385" calcext:value-type="float">
            <text:p>334.6153846154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formula="of:=SUM([.B118:.F118])" office:value-type="float" office:value="1638.52842809365" calcext:value-type="float">
            <text:p>1638.5284280937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1877.8260869565" calcext:value-type="float">
            <text:p>41877.8260869565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123:.H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1:00:42.682737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1T11:04:28.292636056</dc:date>
    <meta:editing-duration>P9DT15H6M57S</meta:editing-duration>
    <meta:editing-cycles>2997</meta:editing-cycles>
    <meta:generator>LibreOffice/4.2.8.2$Linux_X86_64 LibreOffice_project/420m0$Build-2</meta:generator>
    <meta:document-statistic meta:table-count="17" meta:cell-count="7976" meta:object-count="0"/>
  </office:meta>
</office:document-meta>
</file>